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>
      <loext:graphic-properties draw:fill="solid" draw:fill-color="#ddddd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10.5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d7ba7d" loext:opacity="100%" style:font-name="Consolas" fo:font-size="10.5pt" fo:font-weight="normal"/>
    </style:style>
    <style:style style:name="T18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dddddd" fo:min-height="2.84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9</text:p>
      <text:h text:style-name="Heading_20_3" text:outline-level="3">Aim: Write A Program To Implement Graph</text:h>
      <text:p text:style-name="P2">from collections import deque, defaultdict</text:p>
      <text:p text:style-name="P2"/>
      <text:p text:style-name="P2">class Graph:</text:p>
      <text:p text:style-name="P2">    def __init__(self, vertices):</text:p>
      <text:p text:style-name="P2">        self.V = vertices</text:p>
      <text:p text:style-name="P2">        # Adjacency Matrix</text:p>
      <text:p text:style-name="P2">        self.adj_matrix = [[0] * vertices for _ in range(vertices)]</text:p>
      <text:p text:style-name="P2">        # Adjacency List</text:p>
      <text:p text:style-name="P2">        self.adj_list = defaultdict(list)</text:p>
      <text:p text:style-name="P2"/>
      <text:p text:style-name="P2">    def add_edge(self, u, v):</text:p>
      <text:p text:style-name="P2">        """Add an undirected edge between u and v"""</text:p>
      <text:p text:style-name="P2">        # For adjacency matrix</text:p>
      <text:p text:style-name="P2">        self.adj_matrix[u][v] = 1</text:p>
      <text:p text:style-name="P2">        self.adj_matrix[v][u] = 1</text:p>
      <text:p text:style-name="P2">        # For adjacency list</text:p>
      <text:p text:style-name="P2">        self.adj_list[u].append(v)</text:p>
      <text:p text:style-name="P2">        self.adj_list[v].append(u)</text:p>
      <text:p text:style-name="P2"/>
      <text:p text:style-name="P2">    def display_matrix(self):</text:p>
      <text:p text:style-name="P2">        print("\nAdjacency Matrix:")</text:p>
      <text:p text:style-name="P2">        for row in self.adj_matrix:</text:p>
      <text:p text:style-name="P2">            print(row)</text:p>
      <text:p text:style-name="P2"/>
      <text:p text:style-name="P2">    def display_list(self):</text:p>
      <text:p text:style-name="P2">        print("\nAdjacency List:")</text:p>
      <text:p text:style-name="P2">        for node in self.adj_list:</text:p>
      <text:p text:style-name="P2">            print(node, "-&gt;", self.adj_list[node])</text:p>
      <text:p text:style-name="P2"/>
      <text:p text:style-name="P2">    def bfs(self, start):</text:p>
      <text:p text:style-name="P2">        visited = [False] * self.V</text:p>
      <text:p text:style-name="P2">        queue = deque([start])</text:p>
      <text:p text:style-name="P2">        visited[start] = True</text:p>
      <text:p text:style-name="P2">        result = []</text:p>
      <text:p text:style-name="P2"/>
      <text:p text:style-name="P2">        while queue:</text:p>
      <text:p text:style-name="P2">            node = queue.popleft()</text:p>
      <text:p text:style-name="P2">            result.append(node)</text:p>
      <text:p text:style-name="P2">            for neighbor in self.adj_list[node]:</text:p>
      <text:p text:style-name="P2">                if not visited[neighbor]:</text:p>
      <text:p text:style-name="P2">                    visited[neighbor] = True</text:p>
      <text:p text:style-name="P2">                    queue.append(neighbor)</text:p>
      <text:p text:style-name="P2">        return result</text:p>
      <text:p text:style-name="P2"/>
      <text:p text:style-name="P2">    def dfs(self, start):</text:p>
      <text:p text:style-name="P2">        visited = [False] * self.V</text:p>
      <text:p text:style-name="P2">        result = []</text:p>
      <text:p text:style-name="P2"><text:soft-page-break/></text:p>
      <text:p text:style-name="P2">        def dfs_recursive(v):</text:p>
      <text:p text:style-name="P2">            visited[v] = True</text:p>
      <text:p text:style-name="P2">            result.append(v)</text:p>
      <text:p text:style-name="P2">            for neighbor in self.adj_list[v]:</text:p>
      <text:p text:style-name="P2">                if not visited[neighbor]:</text:p>
      <text:p text:style-name="P2">                    dfs_recursive(neighbor)</text:p>
      <text:p text:style-name="P2"/>
      <text:p text:style-name="P2">        dfs_recursive(start)</text:p>
      <text:p text:style-name="P2">        return result</text:p>
      <text:p text:style-name="P2"/>
      <text:p text:style-name="P2"># -------------------- Example Usage --------------------</text:p>
      <text:p text:style-name="P2">if __name__ == "__main__":</text:p>
      <text:p text:style-name="P2">    # Example: Social Network (0=Alice, 1=Bob, 2=Charlie, 3=David, 4=Eve)</text:p>
      <text:p text:style-name="P2">    g = Graph(5)</text:p>
      <text:p text:style-name="P2"/>
      <text:p text:style-name="P2">    # Connections</text:p>
      <text:p text:style-name="P2">    g.add_edge(0, 1)  # Alice - Bob</text:p>
      <text:p text:style-name="P2">    g.add_edge(0, 2)  # Alice - Charlie</text:p>
      <text:p text:style-name="P2">    g.add_edge(1, 3)  # Bob - David</text:p>
      <text:p text:style-name="P2">    g.add_edge(2, 4)  # Charlie - Eve</text:p>
      <text:p text:style-name="P2">    g.add_edge(3, 4)  # David - Eve</text:p>
      <text:p text:style-name="P2"/>
      <text:p text:style-name="P2">    # Display representations</text:p>
      <text:p text:style-name="P2">    g.display_matrix()</text:p>
      <text:p text:style-name="P2">    g.display_list()</text:p>
      <text:p text:style-name="P2"/>
      <text:p text:style-name="P2">    # Traversals</text:p>
      <text:p text:style-name="P2">    print("\nBFS Traversal (from Alice/0):", g.bfs(0))</text:p>
      <text:p text:style-name="P2">    print("DFS Traversal (from Alice/0):", g.dfs(0))</text:p>
      <text:p text:style-name="P1"><draw:frame text:anchor-type="paragraph" draw:z-index="0" draw:name="Text Frame 1" draw:style-name="gr1" draw:text-style-name="P3" svg:width="5.0213in" svg:height="2.8441in" svg:x="0.0252in" svg:y="0.1516in"><draw:text-box><text:p><text:span text:style-name="T18">Adjacency Matrix:</text:span></text:p><text:p><text:span text:style-name="T18">[0, 1, 1, 0, 0]</text:span></text:p><text:p><text:span text:style-name="T18">[1, 0, 0, 1, 0]</text:span></text:p><text:p><text:span text:style-name="T18">[1, 0, 0, 0, 1]</text:span></text:p><text:p><text:span text:style-name="T18">[0, 1, 0, 0, 1]</text:span></text:p><text:p><text:span text:style-name="T18">[0, 0, 1, 1, 0]</text:span></text:p><text:p/><text:p><text:span text:style-name="T18">Adjacency List:</text:span></text:p><text:p><text:span text:style-name="T18">0 -&gt; [1, 2]</text:span></text:p><text:p><text:span text:style-name="T18">1 -&gt; [0, 3]</text:span></text:p><text:p><text:span text:style-name="T18">2 -&gt; [0, 4]</text:span></text:p><text:p><text:span text:style-name="T18">3 -&gt; [1, 4]</text:span></text:p><text:p><text:span text:style-name="T18">4 -&gt; [2, 3]</text:span></text:p><text:p/><text:p><text:span text:style-name="T18">BFS Traversal (from Alice/0): [0, 1, 2, 3, 4]</text:span></text:p><text:p><text:span text:style-name="T18">DFS Traversal (from Alice/0): [0, 1, 3, 4, 2]</text:span></text:p></draw:text-box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2:22:13.061000000</meta:creation-date>
    <dc:date>2025-09-20T22:56:55.923000000</dc:date>
    <meta:editing-duration>PT4M58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66" meta:word-count="223" meta:character-count="2186" meta:non-whitespace-character-count="1540"/>
  </office:meta>
</office:document-meta>
</file>